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1.732cm" table:align="left"/>
    </style:style>
    <style:style style:name="Table1.A" style:family="table-column">
      <style:table-column-properties style:column-width="8.902cm"/>
    </style:style>
    <style:style style:name="Table1.B" style:family="table-column">
      <style:table-column-properties style:column-width="2.829cm"/>
    </style:style>
    <style:style style:name="Table1.A1" style:family="table-cell">
      <style:table-cell-properties style:vertical-align="middle" fo:padding="0.049cm" fo:border="none"/>
    </style:style>
    <style:style style:name="P1" style:family="paragraph" style:parent-style-name="List_20_Contents">
      <style:paragraph-properties fo:margin-top="0cm" fo:margin-bottom="0.499cm"/>
    </style:style>
    <style:style style:name="P2" style:family="paragraph" style:parent-style-name="Table_20_Contents">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41"/>
    <style:style style:name="P10" style:family="paragraph" style:parent-style-name="Text_20_body" style:list-style-name="L42"/>
    <style:style style:name="P11" style:family="paragraph" style:parent-style-name="Text_20_body" style:list-style-name="L43"/>
    <style:style style:name="P12" style:family="paragraph" style:parent-style-name="Text_20_body" style:list-style-name="L44"/>
    <style:style style:name="P13" style:family="paragraph" style:parent-style-name="Text_20_body" style:list-style-name="L1">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3">
      <style:paragraph-properties fo:margin-top="0cm" fo:margin-bottom="0cm"/>
    </style:style>
    <style:style style:name="P16" style:family="paragraph" style:parent-style-name="Text_20_body" style:list-style-name="L4">
      <style:paragraph-properties fo:margin-top="0cm" fo:margin-bottom="0cm"/>
    </style:style>
    <style:style style:name="P17" style:family="paragraph" style:parent-style-name="Text_20_body" style:list-style-name="L5">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9">
      <style:paragraph-properties fo:margin-top="0cm" fo:margin-bottom="0cm"/>
    </style:style>
    <style:style style:name="P20" style:family="paragraph" style:parent-style-name="Text_20_body" style:list-style-name="L11">
      <style:paragraph-properties fo:margin-top="0cm" fo:margin-bottom="0cm"/>
    </style:style>
    <style:style style:name="P21" style:family="paragraph" style:parent-style-name="Text_20_body" style:list-style-name="L13">
      <style:paragraph-properties fo:margin-top="0cm" fo:margin-bottom="0cm"/>
    </style:style>
    <style:style style:name="P22" style:family="paragraph" style:parent-style-name="Text_20_body" style:list-style-name="L15">
      <style:paragraph-properties fo:margin-top="0cm" fo:margin-bottom="0cm"/>
    </style:style>
    <style:style style:name="P23" style:family="paragraph" style:parent-style-name="Text_20_body" style:list-style-name="L17">
      <style:paragraph-properties fo:margin-top="0cm" fo:margin-bottom="0cm"/>
    </style:style>
    <style:style style:name="P24" style:family="paragraph" style:parent-style-name="Text_20_body" style:list-style-name="L19">
      <style:paragraph-properties fo:margin-top="0cm" fo:margin-bottom="0cm"/>
    </style:style>
    <style:style style:name="P25" style:family="paragraph" style:parent-style-name="Text_20_body" style:list-style-name="L21">
      <style:paragraph-properties fo:margin-top="0cm" fo:margin-bottom="0cm"/>
    </style:style>
    <style:style style:name="P26" style:family="paragraph" style:parent-style-name="Text_20_body" style:list-style-name="L23">
      <style:paragraph-properties fo:margin-top="0cm" fo:margin-bottom="0cm"/>
    </style:style>
    <style:style style:name="P27" style:family="paragraph" style:parent-style-name="Text_20_body" style:list-style-name="L25">
      <style:paragraph-properties fo:margin-top="0cm" fo:margin-bottom="0cm"/>
    </style:style>
    <style:style style:name="P28" style:family="paragraph" style:parent-style-name="Text_20_body" style:list-style-name="L27">
      <style:paragraph-properties fo:margin-top="0cm" fo:margin-bottom="0cm"/>
    </style:style>
    <style:style style:name="P29" style:family="paragraph" style:parent-style-name="Text_20_body" style:list-style-name="L29">
      <style:paragraph-properties fo:margin-top="0cm" fo:margin-bottom="0cm"/>
    </style:style>
    <style:style style:name="P30" style:family="paragraph" style:parent-style-name="Text_20_body" style:list-style-name="L31">
      <style:paragraph-properties fo:margin-top="0cm" fo:margin-bottom="0cm"/>
    </style:style>
    <style:style style:name="P31" style:family="paragraph" style:parent-style-name="Text_20_body" style:list-style-name="L33">
      <style:paragraph-properties fo:margin-top="0cm" fo:margin-bottom="0cm"/>
    </style:style>
    <style:style style:name="P32" style:family="paragraph" style:parent-style-name="Text_20_body" style:list-style-name="L35">
      <style:paragraph-properties fo:margin-top="0cm" fo:margin-bottom="0cm"/>
    </style:style>
    <style:style style:name="P33" style:family="paragraph" style:parent-style-name="Text_20_body" style:list-style-name="L37">
      <style:paragraph-properties fo:margin-top="0cm" fo:margin-bottom="0cm"/>
    </style:style>
    <style:style style:name="P34" style:family="paragraph" style:parent-style-name="Text_20_body" style:list-style-name="L39">
      <style:paragraph-properties fo:margin-top="0cm" fo:margin-bottom="0cm"/>
    </style:style>
    <style:style style:name="P35" style:family="paragraph" style:parent-style-name="Text_20_body" style:list-style-name="L42">
      <style:paragraph-properties fo:margin-top="0cm" fo:margin-bottom="0cm"/>
    </style:style>
    <style:style style:name="P36" style:family="paragraph" style:parent-style-name="Text_20_body" style:list-style-name="L43">
      <style:paragraph-properties fo:margin-top="0cm" fo:margin-bottom="0cm"/>
    </style:style>
    <style:style style:name="P37" style:family="paragraph" style:parent-style-name="Text_20_body" style:list-style-name="L44">
      <style:paragraph-properties fo:margin-top="0cm" fo:margin-bottom="0cm"/>
    </style:style>
    <style:style style:name="P38" style:family="paragraph" style:parent-style-name="Preformatted_20_Text">
      <style:paragraph-properties fo:margin-left="1cm" fo:margin-right="0cm" fo:margin-top="0cm" fo:margin-bottom="0.499cm" fo:text-indent="0cm" style:auto-text-indent="false"/>
    </style:style>
    <style:style style:name="P39" style:family="paragraph" style:parent-style-name="Preformatted_20_Text">
      <style:paragraph-properties fo:margin-top="0cm" fo:margin-bottom="0.499cm"/>
    </style:style>
    <style:style style:name="P40" style:family="paragraph" style:parent-style-name="Heading_20_1">
      <style:text-properties fo:language="en" fo:country="none"/>
    </style:style>
    <style:style style:name="T1" style:family="text">
      <style:text-properties fo:language="en" fo:country="none"/>
    </style:style>
    <style:style style:name="T2" style:family="text">
      <style:text-properties fo:language="en" fo:country="none" fo:font-weight="bold"/>
    </style:style>
    <style:style style:name="T3" style:family="text">
      <style:text-properties fo:language="en" fo:country="none" fo:font-style="italic"/>
    </style:style>
    <style:style style:name="T4" style:family="text">
      <style:text-properties fo:font-weight="bold"/>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style>
    <style:style style:name="T8" style:family="text">
      <style:text-properties fo:font-size="10pt"/>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en.wikipedia.org/wiki/Backus–Naur_Form">https://en.wikipedia.org/wiki/Backus%E2%80%93Naur_Form</text:a></text:p>
      <text:p text:style-name="Standard">2015-07-08</text:p>
      <text:h text:style-name="P40" text:outline-level="1"><text:bookmark text:name="firstHeading"/>Backus–Naur Form</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ection text:style-name="Sect2" text:name="mw-content-text">
        <text:p text:style-name="Text_20_body"><text:span text:style-name="T1">Not to be confused with </text:span><text:a xlink:type="simple" xlink:href="https://en.wikipedia.org/wiki/BCNF">BCNF</text:a><text:span text:style-name="T1"> or </text:span><text:a xlink:type="simple" xlink:href="https://en.wikipedia.org/wiki/Boyce–Codd_normal_form">Boyce–Codd normal form</text:a><text:span text:style-name="T1">.</text:span></text:p>
        <text:p text:style-name="Text_20_body"><text:span text:style-name="T1">In </text:span><text:a xlink:type="simple" xlink:href="https://en.wikipedia.org/wiki/Computer_science">computer science</text:a><text:span text:style-name="T1">, </text:span><text:span text:style-name="T2">BNF</text:span><text:span text:style-name="T1"> (</text:span><text:span text:style-name="T2">Backus Normal Form</text:span><text:span text:style-name="T1"> or </text:span><text:span text:style-name="T2">Backus–Naur Form</text:span><text:span text:style-name="T1">) is one of the two</text:span><text:bookmark text:name="cite_ref-Grune1999_1-0"/><text:a xlink:type="simple" xlink:href="https://en.wikipedia.org/wiki/Backus–Naur_Form#cite_note-Grune1999-1">[1]</text:a><text:span text:style-name="T1"> main </text:span><text:a xlink:type="simple" xlink:href="https://en.wikipedia.org/wiki/Metasyntax">notation techniques</text:a><text:span text:style-name="T1"> for </text:span><text:a xlink:type="simple" xlink:href="https://en.wikipedia.org/wiki/Context-free_grammar">context-free grammars</text:a><text:span text:style-name="T1">, often used to describe the </text:span><text:a xlink:type="simple" xlink:href="https://en.wikipedia.org/wiki/Syntax_%28programming_languages%29">syntax</text:a><text:span text:style-name="T1"> of </text:span><text:a xlink:type="simple" xlink:href="https://en.wikipedia.org/wiki/Formal_language#Programming_languages">languages</text:a><text:span text:style-name="T1"> used in computing, such as computer </text:span><text:a xlink:type="simple" xlink:href="https://en.wikipedia.org/wiki/Programming_language">programming languages</text:a><text:span text:style-name="T1">, </text:span><text:a xlink:type="simple" xlink:href="https://en.wikipedia.org/wiki/Document_format">document formats</text:a><text:span text:style-name="T1">, </text:span><text:a xlink:type="simple" xlink:href="https://en.wikipedia.org/wiki/Instruction_set">instruction sets</text:a><text:span text:style-name="T1"> and </text:span><text:a xlink:type="simple" xlink:href="https://en.wikipedia.org/wiki/Communication_protocol">communication protocols</text:a><text:span text:style-name="T1">; the other main technique for writing context-free grammars is the </text:span><text:a xlink:type="simple" xlink:href="https://en.wikipedia.org/wiki/Van_Wijngaarden_grammar">van Wijngaarden form</text:a><text:span text:style-name="T1">. They are applied wherever exact descriptions of languages are needed: for instance, in official language specifications, in manuals, and in textbooks on programming language theory.</text:span></text:p>
        <text:p text:style-name="Text_20_body"><text:span text:style-name="T1">Many extensions and variants of the original Backus–Naur notation are used; some are exactly defined, including </text:span><text:a xlink:type="simple" xlink:href="https://en.wikipedia.org/wiki/Extended_Backus–Naur_Form"><text:span text:style-name="T3">Extended Backus–Naur Form</text:span></text:a><text:span text:style-name="T1"> (EBNF) and </text:span><text:a xlink:type="simple" xlink:href="https://en.wikipedia.org/wiki/Augmented_Backus–Naur_Form"><text:span text:style-name="T3">Augmented Backus–Naur Form</text:span></text:a><text:span text:style-name="T1"> (ABNF).</text:span></text:p>
        <text:section text:style-name="Sect1" text:name="toc">
          <text:p text:style-name="Text_20_body"/>
          <text:section text:style-name="Sect1" text:name="toctitle">
            <text:h text:style-name="Heading_20_2" text:outline-level="2">Contents</text:h>
          </text:section>
        </text:section>
      </text:section>
      <text:section text:style-name="Sect1" text:name="Section1">
        <text:list xml:id="list483250245" text:style-name="L1">
          <text:list-item>
            <text:p text:style-name="P13"><text:bookmark text:name="toc"/><text:a xlink:type="simple" xlink:href="https://en.wikipedia.org/wiki/Backus–Naur_Form#History">1 History</text:a> </text:p>
          </text:list-item>
          <text:list-item>
            <text:p text:style-name="P13"><text:a xlink:type="simple" xlink:href="https://en.wikipedia.org/wiki/Backus–Naur_Form#Introduction">2 Introduction</text:a> </text:p>
          </text:list-item>
          <text:list-item>
            <text:p text:style-name="P13"><text:a xlink:type="simple" xlink:href="https://en.wikipedia.org/wiki/Backus–Naur_Form#Example">3 Example</text:a> </text:p>
          </text:list-item>
          <text:list-item>
            <text:p text:style-name="P13"><text:a xlink:type="simple" xlink:href="https://en.wikipedia.org/wiki/Backus–Naur_Form#Further_examples">4 Further examples</text:a> </text:p>
          </text:list-item>
          <text:list-item>
            <text:p text:style-name="P13"><text:a xlink:type="simple" xlink:href="https://en.wikipedia.org/wiki/Backus–Naur_Form#Variants">5 Variants</text:a> </text:p>
          </text:list-item>
          <text:list-item>
            <text:p text:style-name="P13"><text:a xlink:type="simple" xlink:href="https://en.wikipedia.org/wiki/Backus–Naur_Form#See_also">6 See also</text:a> </text:p>
            <text:list>
              <text:list-item>
                <text:p text:style-name="P13"><text:a xlink:type="simple" xlink:href="https://en.wikipedia.org/wiki/Backus–Naur_Form#Software_using_BNF">6.1 Software using BNF</text:a> </text:p>
              </text:list-item>
            </text:list>
          </text:list-item>
          <text:list-item>
            <text:p text:style-name="P13"><text:a xlink:type="simple" xlink:href="https://en.wikipedia.org/wiki/Backus–Naur_Form#References">7 References</text:a> </text:p>
          </text:list-item>
          <text:list-item>
            <text:p text:style-name="P13"><text:a xlink:type="simple" xlink:href="https://en.wikipedia.org/wiki/Backus–Naur_Form#External_links">8 External links</text:a> </text:p>
            <text:list>
              <text:list-item>
                <text:p text:style-name="P3"><text:a xlink:type="simple" xlink:href="https://en.wikipedia.org/wiki/Backus–Naur_Form#Language_grammars">8.1 Language grammars</text:a> </text:p>
              </text:list-item>
            </text:list>
          </text:list-item>
        </text:list>
      </text:section>
      <text:h text:style-name="Heading_20_2" text:outline-level="2"><text:bookmark text:name="History"/>History</text:h>
      <text:p text:style-name="Text_20_body">The idea of describing the structure of language using rewriting rules can be traced back to at least the work of <text:a xlink:type="simple" xlink:href="https://en.wikipedia.org/wiki/Pāṇini">Pāṇini</text:a> (who lived sometime between the 7th and 4th century BC).<text:bookmark text:name="cite_ref-2"/><text:a xlink:type="simple" xlink:href="https://en.wikipedia.org/wiki/Backus–Naur_Form#cite_note-2">[2]</text:a><text:bookmark text:name="cite_ref-3"/><text:a xlink:type="simple" xlink:href="https://en.wikipedia.org/wiki/Backus–Naur_Form#cite_note-3">[3]</text:a> His notation to describe <text:a xlink:type="simple" xlink:href="https://en.wikipedia.org/wiki/Sanskrit">Sanskrit</text:a> word structure notation is equivalent in power to that of Backus and has many similar properties.</text:p>
      <text:p text:style-name="Text_20_body">In Western society, grammar was long regarded as a subject for teaching, rather than scientific study; descriptions were informal and targeted at practical usage. In the first half of the 20th century, <text:a xlink:type="simple" xlink:href="https://en.wikipedia.org/wiki/Linguistics">linguists</text:a> such as <text:a xlink:type="simple" xlink:href="https://en.wikipedia.org/wiki/Leonard_Bloomfield">Leonard Bloomfield</text:a> and <text:a xlink:type="simple" xlink:href="https://en.wikipedia.org/wiki/Zellig_Harris">Zellig Harris</text:a> started attempts to formalize the description of language, including phrase structure.</text:p>
      <text:p text:style-name="Text_20_body">Meanwhile, string rewriting rules as <text:a xlink:type="simple" xlink:href="https://en.wikipedia.org/wiki/Mathematical_formalism">formal, abstract systems</text:a> were introduced and studied by mathematicians such as <text:a xlink:type="simple" xlink:href="https://en.wikipedia.org/wiki/Semi-Thue_system">Axel Thue</text:a> (in 1914), <text:a xlink:type="simple" xlink:href="https://en.wikipedia.org/wiki/Emil_Post">Emil Post</text:a> (1920s–40s) and <text:a xlink:type="simple" xlink:href="https://en.wikipedia.org/wiki/Alan_Turing">Alan Turing</text:a> (1936). <text:a xlink:type="simple" xlink:href="https://en.wikipedia.org/wiki/Noam_Chomsky">Noam Chomsky</text:a>, teaching linguistics to students of <text:a xlink:type="simple" xlink:href="https://en.wikipedia.org/wiki/Information_theory">information theory</text:a> at <text:a xlink:type="simple" xlink:href="https://en.wikipedia.org/wiki/MIT">MIT</text:a>, combined linguistics and <text:soft-page-break/>mathematics, by taking what is essentially Thue's formalism as the basis for the description of the syntax of <text:a xlink:type="simple" xlink:href="https://en.wikipedia.org/wiki/Natural_language">natural language</text:a>. He also introduced a clear distinction between generative rules (those of <text:a xlink:type="simple" xlink:href="https://en.wikipedia.org/wiki/Context-free_grammar">context-free grammars</text:a>) and transformation rules (1956).<text:bookmark text:name="cite_ref-4"/><text:a xlink:type="simple" xlink:href="https://en.wikipedia.org/wiki/Backus–Naur_Form#cite_note-4">[4]</text:a><text:bookmark text:name="cite_ref-Chomsky1957_5-0"/><text:a xlink:type="simple" xlink:href="https://en.wikipedia.org/wiki/Backus–Naur_Form#cite_note-Chomsky1957-5">[5]</text:a></text:p>
      <text:p text:style-name="Text_20_body"><text:a xlink:type="simple" xlink:href="https://en.wikipedia.org/wiki/John_W._Backus">John Backus</text:a>, a programming language designer at <text:a xlink:type="simple" xlink:href="https://en.wikipedia.org/wiki/IBM">IBM</text:a>, proposed a metalanguage of "metalinguistic formulas"<text:bookmark text:name="cite_ref-class_6-0"/><text:a xlink:type="simple" xlink:href="https://en.wikipedia.org/wiki/Backus–Naur_Form#cite_note-class-6">[6]</text:a><text:bookmark text:name="cite_ref-Backus.1969_7-0"/><text:a xlink:type="simple" xlink:href="https://en.wikipedia.org/wiki/Backus–Naur_Form#cite_note-Backus.1969-7">[7]</text:a><text:bookmark text:name="cite_ref-8"/><text:a xlink:type="simple" xlink:href="https://en.wikipedia.org/wiki/Backus–Naur_Form#cite_note-8">[8]</text:a> to describe the syntax of the new programming language IAL, known today as <text:a xlink:type="simple" xlink:href="https://en.wikipedia.org/wiki/ALGOL_58">ALGOL 58</text:a> (1959), and first used in the ALGOL 60 report.</text:p>
      <text:p text:style-name="Text_20_body">BNF is a notation for Chomsky's context-free grammars. Apparently, Backus was familiar with Chomsky's work.<text:bookmark text:name="cite_ref-9"/><text:a xlink:type="simple" xlink:href="https://en.wikipedia.org/wiki/Backus–Naur_Form#cite_note-9">[9]</text:a></text:p>
      <text:p text:style-name="Text_20_body">As proposed by Backus, the formula defined "classes" whose names are enclosed in angle brackets. For example, &lt;ab&gt;. Each of these names denotes a class of basic symbols.<text:bookmark text:name="cite_ref-class_6-1"/><text:a xlink:type="simple" xlink:href="https://en.wikipedia.org/wiki/Backus–Naur_Form#cite_note-class-6">[6]</text:a></text:p>
      <text:p text:style-name="Text_20_body">Further development of ALGOL led to <text:a xlink:type="simple" xlink:href="https://en.wikipedia.org/wiki/ALGOL_60">ALGOL 60</text:a>. In the committee's 1963 report, <text:a xlink:type="simple" xlink:href="https://en.wikipedia.org/wiki/Peter_Naur">Peter Naur</text:a> called Backus's notation <text:span text:style-name="T4">Backus Normal Form</text:span>. <text:a xlink:type="simple" xlink:href="https://en.wikipedia.org/wiki/Donald_Knuth">Donald Knuth</text:a> argued that BNF should rather be read as <text:span text:style-name="T4">Backus–</text:span><text:a xlink:type="simple" xlink:href="https://en.wikipedia.org/wiki/Peter_Naur"><text:span text:style-name="T4">Naur</text:span></text:a><text:span text:style-name="T4"> Form</text:span>, as it is "not a <text:a xlink:type="simple" xlink:href="https://en.wikipedia.org/wiki/Normal_form_%28term_rewriting%29">normal form</text:a> in the conventional sense",<text:bookmark text:name="cite_ref-10"/><text:a xlink:type="simple" xlink:href="https://en.wikipedia.org/wiki/Backus–Naur_Form#cite_note-10">[10]</text:a> unlike, for instance, <text:a xlink:type="simple" xlink:href="https://en.wikipedia.org/wiki/Chomsky_Normal_Form">Chomsky Normal Form</text:a>. The name <text:span text:style-name="T4">Pāṇini Backus form</text:span> has also been suggested in view of the fact that the expansion <text:span text:style-name="T4">Backus Normal Form</text:span> may not be accurate, and that <text:a xlink:type="simple" xlink:href="https://en.wikipedia.org/wiki/Pāṇini">Pāṇini</text:a> had independently developed a similar notation earlier. <text:bookmark text:name="cite_ref-11"/><text:a xlink:type="simple" xlink:href="https://en.wikipedia.org/wiki/Backus–Naur_Form#cite_note-11">[11]</text:a></text:p>
      <text:p text:style-name="Text_20_body">BNF, as described by Peter Naur in the ALGOL 60 report are <text:span text:style-name="T6">metalinguistic formula</text:span>. "<text:span text:style-name="T5">Sequences of characters enclosed in the brackets &lt;&gt; represent metalinguistic variables whose values are sequences of symbols. The marks "::=" and "|" (the latter with the meaning of "or") are metalingustic connectives. Any mark in a formula, which is not a variable or a connective, denotes itself. Juxtaposition of marks and/or variables in a formula signifies juxtaposition of the sequence denoted.</text:span>" <text:bookmark text:name="cite_ref-ALGOL60RPT_12-0"/><text:a xlink:type="simple" xlink:href="https://en.wikipedia.org/wiki/Backus–Naur_Form#cite_note-ALGOL60RPT-12">[12]</text:a></text:p>
      <text:p text:style-name="Text_20_body">Another example from the ALGOL 60 report illustrates a major difference of the BNF metalanguage and a Chomsky context sensitive grammar. Metalingustic variables do not require a rule defining their formation. Their formation may simply be described in natural language within the &lt;&gt; brackets. The following ALGOL 60 report section 2.3 comments specification, examplifies how this works:</text:p>
      <text:p text:style-name="Text_20_body">For the purpose of including text among the symbols of a program the following "comment" conventions hold:</text:p>
      <table:table table:name="Table1" table:style-name="Table1">
        <table:table-column table:style-name="Table1.A"/>
        <table:table-column table:style-name="Table1.B"/>
        <table:table-row>
          <table:table-cell table:style-name="Table1.A1" office:value-type="string">
            <text:p text:style-name="Table_20_Contents">The sequence of basic symbols:</text:p>
          </table:table-cell>
          <table:table-cell table:style-name="Table1.A1" office:value-type="string">
            <text:p text:style-name="Table_20_Contents">is equivalent to</text:p>
          </table:table-cell>
        </table:table-row>
        <table:table-row>
          <table:table-cell table:style-name="Table1.A1" office:value-type="string">
            <text:p text:style-name="Table_20_Contents"> ; <text:span text:style-name="T4">comment</text:span> &lt;any sequence not containing ;&gt;;</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T4">begin</text:span> <text:span text:style-name="T4">comment</text:span> &lt;any sequence not containing ;&gt;;</text:p>
          </table:table-cell>
          <table:table-cell table:style-name="Table1.A1" office:value-type="string">
            <text:p text:style-name="P2">begin</text:p>
          </table:table-cell>
        </table:table-row>
        <table:table-row>
          <table:table-cell table:style-name="Table1.A1" office:value-type="string">
            <text:p text:style-name="Table_20_Contents"><text:span text:style-name="T4">end</text:span> &lt;any sequence not containing <text:span text:style-name="T4">end</text:span> or ; or <text:span text:style-name="T4">else</text:span>&gt;</text:p>
          </table:table-cell>
          <table:table-cell table:style-name="Table1.A1" office:value-type="string">
            <text:p text:style-name="P2">end</text:p>
          </table:table-cell>
        </table:table-row>
      </table:table>
      <text:p text:style-name="Text_20_body">By equivalence is here meant that any of the three structures shown in the left hand column may be replaced, in any occurrence outside of strings, by the symbol shown in the same line in the right hand column without any effect on the action of the program. (end ALGOL quote)</text:p>
      <text:p text:style-name="Text_20_body">Of note here is that the above in table form are pattern replacement rules more akin to a Chomsky non-context free grammar.</text:p>
      <text:p text:style-name="Text_20_body">Naur changed two of Backus's symbols to commonly available characters. The "::=" symbol was originally a ":≡". The "|" symbol was originally the word "or" (with a bar over it).<text:bookmark text:name="cite_ref-Backus.1969_7-1"/><text:a xlink:type="simple" xlink:href="https://en.wikipedia.org/wiki/Backus–Naur_Form#cite_note-Backus.1969-7">[7]</text:a>:14</text:p>
      <text:p text:style-name="Text_20_body">[<text:a xlink:type="simple" xlink:href="https://en.wikipedia.org/wiki/Wikipedia:Please_clarify"><text:span text:style-name="T5">clarification needed</text:span></text:a>]Working for IBM, Backus would have had a non-disclosure agreement and couldn't have talked about his source if it came from an IBM proprietary project. BNF is very similar to <text:a xlink:type="simple" xlink:href="https://en.wikipedia.org/wiki/Canonical_form_%28Boolean_algebra%29">canonical form</text:a> <text:a xlink:type="simple" xlink:href="https://en.wikipedia.org/wiki/Boolean_algebra">boolean algebra</text:a> equations that are, and were at the time, used in logic circuit design. Backus was a mathematician and the designer of the FORTRAN programming language. Studies of boolean algebra is commonly part of a mathematics. What we do know is that neither Backus nor Naur described the names enclosed in &lt; &gt; as non-terminals. Chomsky terminology was not originally used in describing BNF. Naur later described them as classes in <text:soft-page-break/>ALGOL course materials.<text:bookmark text:name="cite_ref-class_6-2"/><text:a xlink:type="simple" xlink:href="https://en.wikipedia.org/wiki/Backus–Naur_Form#cite_note-class-6">[6]</text:a> In the ALGOL 60 report they were called metalinguistic variables. Anything other than the meta symbols ::=, |, and class names in closed in &lt;,&gt; are symbols of the language being defined. The meta symbols ::= is to be interpreted as "is defined as". The | is used to separate alternative definitions and is interpreted as "or". The meta symbols &lt;,&gt; are delimiters enclosing a class name. BNF is described as a <text:a xlink:type="simple" xlink:href="https://en.wikipedia.org/wiki/Metalanguage">metalanguage</text:a> for talking about ALGOL by Peter Naur and <text:a xlink:type="simple" xlink:href="https://en.wikipedia.org/wiki/Saul_Rosen">Saul Rosen</text:a>.<text:bookmark text:name="cite_ref-class_6-3"/><text:a xlink:type="simple" xlink:href="https://en.wikipedia.org/wiki/Backus–Naur_Form#cite_note-class-6">[6]</text:a> In 1947 Saul Rosen became involved in the activities of the fledgling Association for Computing Machinery, first on the languages committee that became the IAL group and eventually led to ALGOL. He was the first managing editor of the Communications of the ACM.[<text:a xlink:type="simple" xlink:href="https://en.wikipedia.org/wiki/Wikipedia:Please_clarify"><text:span text:style-name="T5">clarification needed</text:span></text:a>] What we do know is that BNF was first used as a metalanguage to talk about the ALGOL language in the ALGOL 60 report. That is how it is explained in ALGOL programming course material developed by Peter Naur in 1962.<text:bookmark text:name="cite_ref-class_6-4"/><text:a xlink:type="simple" xlink:href="https://en.wikipedia.org/wiki/Backus–Naur_Form#cite_note-class-6">[6]</text:a> Early ALGOL manuals by IBM, Honeywell, Borroughs and Digital Equipment Corporation followed the ALGOL 60 report using it as a metalanguage. Saul Rosen in his book<text:bookmark text:name="cite_ref-13"/><text:a xlink:type="simple" xlink:href="https://en.wikipedia.org/wiki/Backus–Naur_Form#cite_note-13">[13]</text:a> describes BNF as a metalanguage for talking about ALGOL. An example of its use as a metalanguage would be in defining an arithmetic expression:</text:p>
      <text:p text:style-name="P38">&lt;expr&gt; ::= &lt;term&gt;|&lt;expr&gt;&lt;addop&gt;&lt;term&gt;</text:p>
      <text:p text:style-name="Text_20_body">The first symbol of an alternative may be the class being defined. As explained by Naur; The meaning of which is to specify a sequence beginning with a previous alternative.<text:bookmark text:name="cite_ref-class_6-5"/><text:a xlink:type="simple" xlink:href="https://en.wikipedia.org/wiki/Backus–Naur_Form#cite_note-class-6">[6]</text:a> For example, above &lt;expr&gt; is defined as a &lt;term&gt; followed by any number of &lt;addop&gt; &lt;term&gt;.</text:p>
      <text:p text:style-name="Text_20_body">In some later metalanguages such Schorre's <text:a xlink:type="simple" xlink:href="https://en.wikipedia.org/wiki/META_II">META II</text:a> the BNF recursive repeat construct is replaced by a sequence operator and target language symbols defined using quoted strings. The &lt; and &gt; bracket removed. Mathematical grouping ( ) were added. The &lt;expr&gt; rule would appear in META II as:</text:p>
      <text:p text:style-name="P1">EXPR = TERM $("+" TERM .out "ADD" | "-" TERM .out "SUB"); </text:p>
      <text:p text:style-name="Text_20_body">These changes made META II and its derivative programming languages that are able to define and extend their own metalanguage. In so doing the ability to use a natural language description, meta linguistic variable, language construct description was lost. Many spin-off metalanguage were inspired by BNF. See <text:a xlink:type="simple" xlink:href="https://en.wikipedia.org/wiki/META_II">META II</text:a>, <text:a xlink:type="simple" xlink:href="https://en.wikipedia.org/wiki/TREE-META">TREE-META</text:a>, and <text:a xlink:type="simple" xlink:href="https://en.wikipedia.org/wiki/Metacompiler">Metacompiler</text:a>.</text:p>
      <text:p text:style-name="Text_20_body">A BNF class describes a language construct formation. Formation being a pattern or the action of forming the pattern. The class name expr is described in a natural language as a &lt;term&gt; followed by a sequence &lt;addop&gt; &lt;term&gt;. A class is an abstraction we can talk about independent of its formation. We can talk about term, independent of its definition, as being added or subtracted in expr. We can talk about a term being a specific data type and how an expr is to be evaluated having specific combinations of data types. Or even reordering an expression to group data types and evaluation results of mixed types. The natural language supplement provided specific details of the language class semantics to be used by a compiler implementation and a programmer writing an ALGOL program. Natural language description further supplemented the syntax as well. The integer rule is a good example of natural and metalanguage used to describe syntax:</text:p>
      <text:p text:style-name="P38">&lt;integer&gt; ::= &lt;digit&gt;|&lt;integer&gt;&lt;digit&gt;</text:p>
      <text:p text:style-name="Text_20_body">There are no specifics on white space in the above. As far as the rule states we could have space between the digits. In the natural language we complement the BNF metalanguage by explaining that the digit sequence can have no white space between the digits. English is only one of the possible natural languages. Translations of the ALGOL reports were available in many natural languages.</text:p>
      <text:p text:style-name="Text_20_body">The origin of BNF is not as important as its impact on programming language development. During the period immediately following the publication of the ALGOL 60 report BNF was the basis of many compiler compiler systems. Some directly used BNF like "A Syntax Directed Compiler for ALGOL 60" developed by E. T. Irons and "A Compiler Building System" Developed by Brooker <text:soft-page-break/>and Morris. Others changed it to a programming language. The Schorre Metacompilers made it a programming language with only a few changes.. &lt;class name&gt; became symbol identifiers dropping the enclosing &lt;,&gt; and using quoted strings for symbols of the target language. Arithmetic like grouping provided simplification that removed using classes were grouping was its only value. The META II arithmetic expression rule shows grouping use. Output expressions placed in a META II rule are used to output code and labels in an assembly language. Rules in META II are equilivant to a class definitions in BNF. The Unix utility yacc is based on BNF with code production similar to META II. Though yacc is most commonly used as a parser generator its roots are obviously BNF. BNF today is one of the oldest computer related languages still in use.</text:p>
      <text:h text:style-name="Heading_20_2" text:outline-level="2"><text:bookmark text:name="Introduction"/>Introduction</text:h>
      <text:p text:style-name="Text_20_body">A BNF specification is a set of derivation rules, written as</text:p>
      <text:p text:style-name="P39"><text:s/>&lt;symbol&gt; ::= __expression__</text:p>
      <text:p text:style-name="Text_20_body">where &lt;<text:a xlink:type="simple" xlink:href="https://en.wikipedia.org/wiki/Symbol">symbol</text:a>&gt;<text:bookmark text:name="cite_ref-class_6-6"/><text:a xlink:type="simple" xlink:href="https://en.wikipedia.org/wiki/Backus–Naur_Form#cite_note-class-6">[6]</text:a> is a <text:a xlink:type="simple" xlink:href="https://en.wikipedia.org/wiki/Nonterminal"><text:span text:style-name="T5">nonterminal</text:span></text:a>, and the <text:a xlink:type="simple" xlink:href="https://en.wikipedia.org/wiki/Expression_%28mathematics%29">__expression__</text:a> consists of one or more sequences of symbols; more sequences are separated by the <text:a xlink:type="simple" xlink:href="https://en.wikipedia.org/wiki/Vertical_bar">vertical bar</text:a>, '|', indicating a <text:a xlink:type="simple" xlink:href="https://en.wikipedia.org/wiki/Alternation_%28formal_language_theory%29">choice</text:a>, the whole being a possible substitution for the symbol on the left. Symbols that never appear on a left side are <text:a xlink:type="simple" xlink:href="https://en.wikipedia.org/wiki/Terminal_symbol"><text:span text:style-name="T5">terminals</text:span></text:a>. On the other hand, symbols that appear on a left side are <text:a xlink:type="simple" xlink:href="https://en.wikipedia.org/wiki/Nonterminal_symbol"><text:span text:style-name="T5">non-terminals</text:span></text:a> and are always enclosed between the pair &lt;&gt;.<text:bookmark text:name="cite_ref-class_6-7"/><text:a xlink:type="simple" xlink:href="https://en.wikipedia.org/wiki/Backus–Naur_Form#cite_note-class-6">[6]</text:a></text:p>
      <text:p text:style-name="Text_20_body">The '::=' means that the symbol on the left must be replaced with the expression on the right.</text:p>
      <text:h text:style-name="Heading_20_2" text:outline-level="2"><text:bookmark text:name="Example"/>Example</text:h>
      <text:p text:style-name="Text_20_body">As an example, consider this possible BNF for a <text:a xlink:type="simple" xlink:href="https://en.wikipedia.org/wiki/United_States">U.S.</text:a> <text:a xlink:type="simple" xlink:href="https://en.wikipedia.org/wiki/Address_%28geography%29">postal address</text:a>:</text:p>
      <text:p text:style-name="Preformatted_20_Text"><text:s/>&lt;postal-address&gt; ::= &lt;name-part&gt; &lt;street-address&gt; &lt;zip-part&gt;</text:p>
      <text:p text:style-name="Preformatted_20_Text"/>
      <text:p text:style-name="Preformatted_20_Text"><text:s text:c="6"/>&lt;name-part&gt; ::= &lt;personal-part&gt; &lt;last-name&gt; &lt;opt-suffix-part&gt; &lt;EOL&gt; </text:p>
      <text:p text:style-name="Preformatted_20_Text"><text:s text:c="20"/>| &lt;personal-part&gt; &lt;name-part&gt;</text:p>
      <text:p text:style-name="Preformatted_20_Text"/>
      <text:p text:style-name="Preformatted_20_Text"><text:s text:c="2"/>&lt;personal-part&gt; ::= &lt;initial&gt; "." | &lt;first-name&gt;</text:p>
      <text:p text:style-name="Preformatted_20_Text"/>
      <text:p text:style-name="Preformatted_20_Text"><text:s/>&lt;street-address&gt; ::= &lt;house-num&gt; &lt;street-name&gt; &lt;opt-apt-num&gt; &lt;EOL&gt;</text:p>
      <text:p text:style-name="Preformatted_20_Text"/>
      <text:p text:style-name="Preformatted_20_Text"><text:s text:c="7"/>&lt;zip-part&gt; ::= &lt;town-name&gt; "," &lt;state-code&gt; &lt;ZIP-code&gt; &lt;EOL&gt;</text:p>
      <text:p text:style-name="Preformatted_20_Text"/>
      <text:p text:style-name="Preformatted_20_Text">&lt;opt-suffix-part&gt; ::= "Sr." | "Jr." | &lt;roman-numeral&gt; | ""</text:p>
      <text:p text:style-name="P39"><text:s text:c="4"/>&lt;opt-apt-num&gt; ::= &lt;apt-num&gt; | ""</text:p>
      <text:p text:style-name="Text_20_body">This translates into English as:</text:p>
      <text:list xml:id="list1870183466" text:style-name="L2">
        <text:list-item>
          <text:p text:style-name="P14">A postal address consists of a name-part, followed by a <text:a xlink:type="simple" xlink:href="https://en.wikipedia.org/wiki/Street_name">street-address</text:a> part, followed by a <text:a xlink:type="simple" xlink:href="https://en.wikipedia.org/wiki/ZIP_Code">zip-code</text:a> part. </text:p>
        </text:list-item>
        <text:list-item>
          <text:p text:style-name="P14">A name-part consists of either: a personal-part followed by a <text:a xlink:type="simple" xlink:href="https://en.wikipedia.org/wiki/Last_name">last name</text:a> followed by an optional <text:a xlink:type="simple" xlink:href="https://en.wikipedia.org/wiki/Suffix_%28name%29">suffix</text:a> (Jr., Sr., or dynastic number) and <text:a xlink:type="simple" xlink:href="https://en.wikipedia.org/wiki/End-of-line">end-of-line</text:a>, or a personal part followed by a name part (this rule illustrates the use of <text:a xlink:type="simple" xlink:href="https://en.wikipedia.org/wiki/Recursion_%28computer_science%29">recursion</text:a> in BNFs, covering the case of people who use multiple first and middle names and/or initials). </text:p>
        </text:list-item>
        <text:list-item>
          <text:p text:style-name="P14">A personal-part consists of either a <text:a xlink:type="simple" xlink:href="https://en.wikipedia.org/wiki/First_name">first name</text:a> or an <text:a xlink:type="simple" xlink:href="https://en.wikipedia.org/wiki/Initial">initial</text:a> followed by a dot. </text:p>
        </text:list-item>
        <text:list-item>
          <text:p text:style-name="P14">A street address consists of a house number, followed by a street name, followed by an optional <text:a xlink:type="simple" xlink:href="https://en.wikipedia.org/wiki/Apartment">apartment</text:a> specifier, followed by an end-of-line. </text:p>
        </text:list-item>
        <text:list-item>
          <text:p text:style-name="P14">A zip-part consists of a <text:a xlink:type="simple" xlink:href="https://en.wikipedia.org/wiki/Town">town</text:a>-name, followed by a comma, followed by a <text:a xlink:type="simple" xlink:href="https://en.wikipedia.org/wiki/U.S._postal_abbreviations">state code</text:a>, followed by a ZIP-code followed by an end-of-line. </text:p>
        </text:list-item>
        <text:list-item>
          <text:p text:style-name="P14">A opt-suffix-part consists of a suffix, such as "Sr.", "Jr." or a <text:a xlink:type="simple" xlink:href="https://en.wikipedia.org/wiki/Roman_numerals">roman-numeral</text:a>, or an empty <text:soft-page-break/>string (i.e. nothing). </text:p>
        </text:list-item>
        <text:list-item>
          <text:p text:style-name="P4">A opt-apt-num consists of an apartment number or an empty string (i.e. nothing). </text:p>
        </text:list-item>
      </text:list>
      <text:p text:style-name="Text_20_body">Note that many things (such as the format of a first-name, apartment specifier, ZIP-code, and Roman numeral) are left unspecified here. If necessary, they may be described using additional BNF rules.</text:p>
      <text:h text:style-name="Heading_20_2" text:outline-level="2"><text:bookmark text:name="Further_examples"/>Further examples</text:h>
      <text:p text:style-name="Text_20_body">BNF's syntax itself may be represented with a BNF like the following:</text:p>
      <text:p text:style-name="Preformatted_20_Text"><text:s/>&lt;syntax&gt; <text:s text:c="8"/>::= &lt;rule&gt; | &lt;rule&gt; &lt;syntax&gt;</text:p>
      <text:p text:style-name="Preformatted_20_Text"><text:s/>&lt;rule&gt; <text:s text:c="10"/>::= &lt;opt-whitespace&gt; "&lt;" &lt;rule-name&gt; "&gt;" &lt;opt-whitespace&gt; "::=" &lt;opt-whitespace&gt; &lt;expression&gt; &lt;line-end&gt;</text:p>
      <text:p text:style-name="Preformatted_20_Text"><text:s/>&lt;opt-whitespace&gt; ::= " " &lt;opt-whitespace&gt; | ""</text:p>
      <text:p text:style-name="Preformatted_20_Text"><text:s/>&lt;expression&gt; <text:s text:c="4"/>::= &lt;list&gt; | &lt;list&gt; "|" &lt;expression&gt;</text:p>
      <text:p text:style-name="Preformatted_20_Text"><text:s/>&lt;line-end&gt; <text:s text:c="6"/>::= &lt;opt-whitespace&gt; &lt;EOL&gt; | &lt;line-end&gt; &lt;line-end&gt;</text:p>
      <text:p text:style-name="Preformatted_20_Text"><text:s/>&lt;list&gt; <text:s text:c="10"/>::= &lt;term&gt; | &lt;term&gt; &lt;opt-whitespace&gt; &lt;list&gt;</text:p>
      <text:p text:style-name="Preformatted_20_Text"><text:s/>&lt;term&gt; <text:s text:c="10"/>::= &lt;literal&gt; | "&lt;" &lt;rule-name&gt; "&gt;"</text:p>
      <text:p text:style-name="P39"><text:s/>&lt;literal&gt; <text:s text:c="7"/>::= '"' &lt;text&gt; '"' | "'" &lt;text&gt; "'"</text:p>
      <text:p text:style-name="Text_20_body">Note that "" is the <text:a xlink:type="simple" xlink:href="https://en.wikipedia.org/wiki/Empty_string">empty string</text:a>.</text:p>
      <text:p text:style-name="Text_20_body">The original BNF did not use quotes as shown in &lt;literal&gt; rule. This assumes that no <text:a xlink:type="simple" xlink:href="https://en.wikipedia.org/wiki/Whitespace_%28computer_science%29">whitespace</text:a> is necessary for proper interpretation of the rule.</text:p>
      <text:p text:style-name="Text_20_body">&lt;EOL&gt; represents the appropriate <text:a xlink:type="simple" xlink:href="https://en.wikipedia.org/wiki/Newline">line-end</text:a> specifier (in <text:a xlink:type="simple" xlink:href="https://en.wikipedia.org/wiki/ASCII">ASCII</text:a>, carriage-return and/or line-feed, depending on the <text:a xlink:type="simple" xlink:href="https://en.wikipedia.org/wiki/Operating_system">operating system</text:a>). &lt;rule-name&gt; and &lt;text&gt; are to be substituted with a declared rule's name/label or literal text, respectively.</text:p>
      <text:p text:style-name="Text_20_body">In the U.S. postal address example above, the entire block-quote is a syntax. Each line or unbroken grouping of lines is a rule; for example one rule begins with "&lt;name-part&gt; ::=". The other part of that rule (aside from a line-end) is an expression, which consists of two lists separated by a pipe "|". These two lists consists of some terms (three terms and two terms, respectively). Each term in this particular rule is a rule-name.</text:p>
      <text:h text:style-name="Heading_20_2" text:outline-level="2"><text:bookmark text:name="Variants"/>Variants</text:h>
      <text:p text:style-name="Text_20_body">There are many variants and extensions of BNF, generally either for the sake of simplicity and succinctness, or to adapt it to a specific application. One common feature of many variants is the use of <text:a xlink:type="simple" xlink:href="https://en.wikipedia.org/wiki/Regular_expression">regular expression</text:a> repetition operators such as <text:span text:style-name="Source_20_Text">*</text:span> and <text:span text:style-name="Source_20_Text">+</text:span>. The <text:a xlink:type="simple" xlink:href="https://en.wikipedia.org/wiki/Extended_Backus–Naur_Form">Extended Backus–Naur Form</text:a> (EBNF) is a common one. In fact the example above is not the pure form invented for the ALGOL 60 report. The bracket notation "[ ]" was introduced a few years later in <text:a xlink:type="simple" xlink:href="https://en.wikipedia.org/wiki/International_Business_Machines">IBM</text:a>'s <text:a xlink:type="simple" xlink:href="https://en.wikipedia.org/wiki/PL/I">PL/I</text:a> definition but is now universally recognised. <text:a xlink:type="simple" xlink:href="https://en.wikipedia.org/wiki/Augmented_Backus–Naur_Form">ABNF</text:a> and <text:a xlink:type="simple" xlink:href="http://tools.ietf.org/html/rfc5511">RBNF</text:a> are other extensions commonly used to describe <text:a xlink:type="simple" xlink:href="https://en.wikipedia.org/wiki/Internet_Engineering_Task_Force">Internet Engineering Task Force (IETF)</text:a> <text:a xlink:type="simple" xlink:href="https://en.wikipedia.org/wiki/Protocol_%28computing%29">protocols</text:a>.</text:p>
      <text:p text:style-name="Text_20_body"><text:a xlink:type="simple" xlink:href="https://en.wikipedia.org/wiki/Parsing_expression_grammar">Parsing expression grammars</text:a> build on the BNF and <text:a xlink:type="simple" xlink:href="https://en.wikipedia.org/wiki/Regular_expression">regular expression</text:a> notations to form an alternative class of <text:a xlink:type="simple" xlink:href="https://en.wikipedia.org/wiki/Formal_grammar">formal grammar</text:a>, which is essentially <text:a xlink:type="simple" xlink:href="https://en.wikipedia.org/wiki/Analytic_grammar">analytic</text:a> rather than <text:a xlink:type="simple" xlink:href="https://en.wikipedia.org/wiki/Generative_grammar">generative</text:a> in character.</text:p>
      <text:p text:style-name="Text_20_body">Many BNF specifications found online today are intended to be human readable and are non-formal. These often include many of the following syntax rules and extensions:</text:p>
      <text:list xml:id="list1837147612" text:style-name="L3">
        <text:list-item>
          <text:p text:style-name="P15">Optional items enclosed in square brackets: <text:span text:style-name="Source_20_Text">[&lt;item-x&gt;]</text:span>. </text:p>
        </text:list-item>
        <text:list-item>
          <text:p text:style-name="P15">Items repeating 0 or more times are enclosed in curly brackets or suffixed with an asterisk, <text:span text:style-name="Source_20_Text">*</text:span>, such as <text:span text:style-name="Source_20_Text">&lt;word&gt; ::= &lt;letter&gt; {&lt;letter&gt;}</text:span> or <text:span text:style-name="Source_20_Text">&lt;word&gt; ::= &lt;letter&gt; &lt;letter&gt;*</text:span>, respectively. </text:p>
        </text:list-item>
        <text:list-item>
          <text:p text:style-name="P15">Items repeating 1 or more times are suffixed with an addition (plus) symbol, <text:span text:style-name="Source_20_Text">+</text:span>. </text:p>
        </text:list-item>
        <text:list-item>
          <text:p text:style-name="P15"><text:soft-page-break/>Terminals may appear in bold rather than italics, and non-terminals in plain text rather than angle brackets. </text:p>
        </text:list-item>
        <text:list-item>
          <text:p text:style-name="P5">Where items are grouped, they are enclosed in simple parentheses. </text:p>
        </text:list-item>
      </text:list>
      <text:h text:style-name="Heading_20_2" text:outline-level="2"><text:bookmark text:name="See_also"/>See also</text:h>
      <text:list xml:id="list1426932514" text:style-name="L4">
        <text:list-item>
          <text:p text:style-name="P16"><text:a xlink:type="simple" xlink:href="https://en.wikipedia.org/wiki/Extended_Backus–Naur_Form">Extended Backus–Naur Form</text:a> </text:p>
        </text:list-item>
        <text:list-item>
          <text:p text:style-name="P16"><text:a xlink:type="simple" xlink:href="https://en.wikipedia.org/wiki/Augmented_Backus–Naur_Form">Augmented Backus–Naur Form</text:a> </text:p>
        </text:list-item>
        <text:list-item>
          <text:p text:style-name="P16"><text:a xlink:type="simple" xlink:href="https://en.wikipedia.org/wiki/TBNF">Translational Backus-Naur Form</text:a> </text:p>
        </text:list-item>
        <text:list-item>
          <text:p text:style-name="P16"><text:a xlink:type="simple" xlink:href="https://en.wikipedia.org/wiki/Syntax_diagram">Syntax diagram</text:a> (railroad diagram) </text:p>
        </text:list-item>
        <text:list-item>
          <text:p text:style-name="P16"><text:a xlink:type="simple" xlink:href="https://en.wikipedia.org/wiki/Definite_clause_grammar">Definite clause grammar</text:a>, a more expressive alternative to BNF used in <text:a xlink:type="simple" xlink:href="https://en.wikipedia.org/wiki/Prolog">Prolog</text:a> </text:p>
        </text:list-item>
        <text:list-item>
          <text:p text:style-name="P16"><text:a xlink:type="simple" xlink:href="https://en.wikipedia.org/wiki/Wirth_syntax_notation">Wirth syntax notation</text:a>, an alternative to BNF from 1977 </text:p>
        </text:list-item>
        <text:list-item>
          <text:p text:style-name="P16"><text:a xlink:type="simple" xlink:href="https://en.wikipedia.org/wiki/Pseudocode">Pseudocode</text:a>, a similar concept </text:p>
        </text:list-item>
        <text:list-item>
          <text:p text:style-name="P6"><text:a xlink:type="simple" xlink:href="https://en.wikipedia.org/wiki/Metalanguage">Metalanguage</text:a> </text:p>
        </text:list-item>
      </text:list>
      <text:h text:style-name="Heading_20_3" text:outline-level="3"><text:bookmark text:name="Software_using_BNF"/>Software using BNF</text:h>
      <text:list xml:id="list649542348" text:style-name="L5">
        <text:list-item>
          <text:p text:style-name="P17"><text:a xlink:type="simple" xlink:href="https://en.wikipedia.org/wiki/ANTLR">ANTLR</text:a>, another parser generator written in <text:a xlink:type="simple" xlink:href="https://en.wikipedia.org/wiki/Java_%28programming_language%29">Java</text:a> </text:p>
        </text:list-item>
        <text:list-item>
          <text:p text:style-name="P17"><text:a xlink:type="simple" xlink:href="https://en.wikipedia.org/w/index.php?title=BNF_Converter&amp;action=edit&amp;redlink=1">BNF Converter</text:a> (BNFC<text:bookmark text:name="cite_ref-14"/><text:a xlink:type="simple" xlink:href="https://en.wikipedia.org/wiki/Backus–Naur_Form#cite_note-14">[14]</text:a>), operating on a variant called Labelled Backus–Naur Form (LBNF). In this variant, each production for a given non-terminal is given a label, which can be used as a constructor of an <text:a xlink:type="simple" xlink:href="https://en.wikipedia.org/wiki/Algebraic_data_type">algebraic data type</text:a> representing that nonterminal. The converter is capable of producing types and parsers for <text:a xlink:type="simple" xlink:href="https://en.wikipedia.org/wiki/Abstract_syntax">abstract syntax</text:a> in several languages, including <text:a xlink:type="simple" xlink:href="https://en.wikipedia.org/wiki/Haskell_%28programming_language%29">Haskell</text:a> and Java. </text:p>
        </text:list-item>
        <text:list-item>
          <text:p text:style-name="P17"><text:a xlink:type="simple" xlink:href="https://en.wikipedia.org/wiki/Coco/R">Coco/R</text:a>, compiler generator accepting an attributed grammar in <text:a xlink:type="simple" xlink:href="https://en.wikipedia.org/wiki/EBNF">EBNF</text:a> </text:p>
        </text:list-item>
        <text:list-item>
          <text:p text:style-name="P17"><text:a xlink:type="simple" xlink:href="https://en.wikipedia.org/wiki/DMS_Software_Reengineering_Toolkit">DMS Software Reengineering Toolkit</text:a>, program analysis and transformation system for arbitrary languages </text:p>
        </text:list-item>
        <text:list-item>
          <text:p text:style-name="P17"><text:a xlink:type="simple" xlink:href="https://en.wikipedia.org/wiki/GOLD_%28parser%29">GOLD</text:a> BNF parser </text:p>
        </text:list-item>
        <text:list-item>
          <text:p text:style-name="P17"><text:a xlink:type="simple" xlink:href="https://en.wikipedia.org/wiki/GNU_bison">GNU bison</text:a>, GNU version of yacc </text:p>
        </text:list-item>
        <text:list-item>
          <text:p text:style-name="P17">RPA BNF parser.<text:bookmark text:name="cite_ref-15"/><text:a xlink:type="simple" xlink:href="https://en.wikipedia.org/wiki/Backus–Naur_Form#cite_note-15">[15]</text:a> Online (PHP) demo parsing: JavaScript, XML </text:p>
        </text:list-item>
        <text:list-item>
          <text:p text:style-name="P17">XACT X4MR System,<text:bookmark text:name="cite_ref-16"/><text:a xlink:type="simple" xlink:href="https://en.wikipedia.org/wiki/Backus–Naur_Form#cite_note-16">[16]</text:a> a rule-based expert system for programming language translation </text:p>
        </text:list-item>
        <text:list-item>
          <text:p text:style-name="P17"><text:a xlink:type="simple" xlink:href="https://en.wikipedia.org/wiki/XPL">XPL</text:a> Analyzer, a tool which accepts simplified BNF for a language, and which produces a parser for that language in XPL, and which may be integrated into the supplied SKELETON program, with which the language may be debugged<text:bookmark text:name="cite_ref-17"/><text:a xlink:type="simple" xlink:href="https://en.wikipedia.org/wiki/Backus–Naur_Form#cite_note-17">[17]</text:a> (<text:a xlink:type="simple" xlink:href="https://en.wikipedia.org/wiki/SHARE_%28computing%29">SHARE</text:a> contributed program, which was preceded by <text:span text:style-name="T5">A Compiler Generator</text:span>, <text:a xlink:type="simple" xlink:href="https://en.wikipedia.org/wiki/Special:BookSources/9780131550773">ISBN 978-0-13-155077-3</text:a>, which see) </text:p>
        </text:list-item>
        <text:list-item>
          <text:p text:style-name="P17"><text:a xlink:type="simple" xlink:href="https://en.wikipedia.org/wiki/Yacc">Yacc</text:a> parser generator (used with Lex pre-processor) </text:p>
        </text:list-item>
        <text:list-item>
          <text:p text:style-name="P17">bnfparser<text:span text:style-name="T7">2</text:span>,<text:bookmark text:name="cite_ref-18"/><text:a xlink:type="simple" xlink:href="https://en.wikipedia.org/wiki/Backus–Naur_Form#cite_note-18">[18]</text:a> a universal syntax verification utility </text:p>
        </text:list-item>
        <text:list-item>
          <text:p text:style-name="P17"><text:a xlink:type="simple" xlink:href="http://sourceforge.net/projects/bnf2xml/">bnf2xml</text:a> Markup input with XML tags using advanced BNF matching. </text:p>
        </text:list-item>
        <text:list-item>
          <text:p text:style-name="P7"><text:a xlink:type="simple" xlink:href="https://javacc.java.net/">JavaCC</text:a> Java Compiler Compiler tm (JavaCC tm) - The Java Parser Generator </text:p>
        </text:list-item>
      </text:list>
      <text:h text:style-name="Heading_20_2" text:outline-level="2"><text:bookmark text:name="References"/>References</text:h>
      <text:p text:style-name="Text_20_body">This article is based on material taken from the <text:a xlink:type="simple" xlink:href="https://en.wikipedia.org/wiki/Free_On-line_Dictionary_of_Computing">Free On-line Dictionary of Computing</text:a> prior to 1 November 2008 and incorporated under the "relicensing" terms of the <text:a xlink:type="simple" xlink:href="https://en.wikipedia.org/wiki/GNU_Free_Documentation_License">GFDL</text:a>, version 1.3 or later.</text:p>
      <text:list xml:id="list281196193" text:style-name="L6">
        <text:list-item>
          <text:p text:style-name="P8"><text:bookmark text:name="cite_note-Grune1999-1"/></text:p>
        </text:list-item>
      </text:list>
      <text:list xml:id="list586373821" text:style-name="L7">
        <text:list-item>
          <text:p text:style-name="P18"><text:bookmark text:name="cite_note-Grune1999-11"/>Grune, Dick (1999). <text:span text:style-name="T5">Parsing Techniques: A Practical Guide</text:span>. US: Springer. </text:p>
        </text:list-item>
      </text:list>
      <text:list xml:id="list1698137076" text:style-name="L9">
        <text:list-item>
          <text:p text:style-name="P19"><text:bookmark text:name="cite_note-2"/><text:a xlink:type="simple" xlink:href="http://www-gap.dcs.st-and.ac.uk/%7Ehistory/Biographies/Panini.html">"Panini biography"</text:a>. School of Mathematics and Statistics, University of St Andrews, Scotland. Retrieved 2014-03-22. </text:p>
        </text:list-item>
      </text:list>
      <text:list xml:id="list1089394955" text:style-name="L11">
        <text:list-item>
          <text:p text:style-name="P20"><text:bookmark text:name="cite_note-3"/>Ingerman, Peter Zilahy (March 1967). <text:a xlink:type="simple" xlink:href="http://dl.acm.org/citation.cfm?id=363165">""Pāṇini-Backus Form" Suggested"</text:a>. <text:span text:style-name="T5">Communications of the ACM</text:span> (Association for Computing Machinery) <text:span text:style-name="T4">10</text:span> (3): 137. <text:soft-page-break/><text:a xlink:type="simple" xlink:href="https://en.wikipedia.org/wiki/Digital_object_identifier">doi</text:a>:<text:a xlink:type="simple" xlink:href="https://dx.doi.org/10.1145%2F363162.363165">10.1145/363162.363165</text:a>. Retrieved 24 September 2014. Ingerman suggests that the Backus Normal Form be renamed to the <text:a xlink:type="simple" xlink:href="https://en.wikipedia.org/wiki/Pāṇini">Pāṇini</text:a>-Backus Form, to give due credit to Pāṇini as the earliest independent inventor. </text:p>
        </text:list-item>
      </text:list>
      <text:list xml:id="list178573849" text:style-name="L13">
        <text:list-item>
          <text:p text:style-name="P21"><text:bookmark text:name="cite_note-4"/>Chomsky, Noam (1956). <text:a xlink:type="simple" xlink:href="http://www.chomsky.info/articles/195609--.pdf">"Three models for the description of language"</text:a> (PDF). <text:span text:style-name="T5">IRE Transactions on Information Theory</text:span> <text:span text:style-name="T4">2</text:span> (2): 113–24. <text:a xlink:type="simple" xlink:href="https://en.wikipedia.org/wiki/Digital_object_identifier">doi</text:a>:<text:a xlink:type="simple" xlink:href="https://dx.doi.org/10.1109%2FTIT.1956.1056813">10.1109/TIT.1956.1056813</text:a>. </text:p>
        </text:list-item>
      </text:list>
      <text:list xml:id="list1616814438" text:style-name="L15">
        <text:list-item>
          <text:p text:style-name="P22"><text:bookmark text:name="cite_note-Chomsky1957-5"/>Chomsky, Noam (1957). <text:a xlink:type="simple" xlink:href="https://en.wikipedia.org/wiki/Syntactic_Structures"><text:span text:style-name="T5">Syntactic Structures</text:span></text:a>. The Hague: Mouton. </text:p>
        </text:list-item>
      </text:list>
      <text:list xml:id="list442858995" text:style-name="L17">
        <text:list-item>
          <text:p text:style-name="P23"><text:bookmark text:name="cite_note-class-6"/>The meaning of syntactic formula may be further explained by saying that words enclosed in the brackets &lt; &gt;, like &lt;ab&gt;, denote classses whose members are sequences of basic symbols. Class designations of this kind are found in any description of a language. For describing ordinary natural languages designation like word, verb, noun, are used. , Peter Naur (1961).<text:a xlink:type="simple" xlink:href="http://dl.acm.org/citation.cfm?id=1064049&amp;CFID=648579078&amp;CFTOKEN=25521706">"A COURSE ON ALGOL PROGRAMMING"</text:a>. p. 5, Note 1. Retrieved 26 March 2015. </text:p>
        </text:list-item>
      </text:list>
      <text:list xml:id="list616608043" text:style-name="L19">
        <text:list-item>
          <text:p text:style-name="P24"><text:bookmark text:name="cite_note-Backus.1969-7"/><text:a xlink:type="simple" xlink:href="https://en.wikipedia.org/wiki/John_W._Backus">Backus, J.W.</text:a> (1959). <text:a xlink:type="simple" xlink:href="http://www.softwarepreservation.org/projects/ALGOL/paper/Backus-Syntax_and_Semantics_of_Proposed_IAL.pdf/view">"The syntax and semantics of the proposed international algebraic language of the Zurich ACM-GAMM Conference"</text:a> (PDF). <text:span text:style-name="T5">Proceedings of the International Conference on Information Processing</text:span>. UNESCO. pp. 125–132. </text:p>
        </text:list-item>
      </text:list>
      <text:list xml:id="list544253582" text:style-name="L21">
        <text:list-item>
          <text:p text:style-name="P25"><text:bookmark text:name="cite_note-8"/>Farrell, James A. (August 1995). <text:a xlink:type="simple" xlink:href="http://www.cs.man.ac.uk/%7Epjj/farrell/comp2.html#EBNF">"Compiler Basics: Extended Backus Naur Form"</text:a>. <text:a xlink:type="simple" xlink:href="http://web.archive.org/web/20110605061825/http://www.cs.man.ac.uk/%7Epjj/farrell/comp2.html#EBNF">Archived</text:a> from the original on 5 June 2011. Retrieved May 11, 2011. </text:p>
        </text:list-item>
      </text:list>
      <text:list xml:id="list322403881" text:style-name="L23">
        <text:list-item>
          <text:p text:style-name="P26"><text:bookmark text:name="cite_note-9"/>Fulton, III, Scott M. (20 March 2007). <text:a xlink:type="simple" xlink:href="http://betanews.com/2007/03/20/john-w-backus-1924-2007">"John W. Backus (1924 - 2007)"</text:a>. BetaNews. Inc. Retrieved Jun 3, 2014. </text:p>
        </text:list-item>
      </text:list>
      <text:list xml:id="list1623442325" text:style-name="L25">
        <text:list-item>
          <text:p text:style-name="P27"><text:bookmark text:name="cite_note-10"/><text:a xlink:type="simple" xlink:href="https://en.wikipedia.org/wiki/Donald_Knuth">Knuth, Donald E.</text:a> (1964). "Backus Normal Form vs. Backus Naur Form". <text:span text:style-name="T5">Communications of the ACM</text:span> <text:span text:style-name="T4">7</text:span> (12): 735–736. <text:a xlink:type="simple" xlink:href="https://en.wikipedia.org/wiki/Digital_object_identifier">doi</text:a>:<text:a xlink:type="simple" xlink:href="https://dx.doi.org/10.1145%2F355588.365140">10.1145/355588.365140</text:a>. </text:p>
        </text:list-item>
      </text:list>
      <text:list xml:id="list1105905708" text:style-name="L27">
        <text:list-item>
          <text:p text:style-name="P28"><text:bookmark text:name="cite_note-11"/>Ingerman, P. Z. (1967). ""Pāṇini Backus Form" suggested". <text:span text:style-name="T5">Communications of the ACM</text:span> <text:span text:style-name="T4">10</text:span> (3): 137. <text:a xlink:type="simple" xlink:href="https://en.wikipedia.org/wiki/Digital_object_identifier">doi</text:a>:<text:a xlink:type="simple" xlink:href="https://dx.doi.org/10.1145%2F363162.363165">10.1145/363162.363165</text:a>. </text:p>
        </text:list-item>
      </text:list>
      <text:list xml:id="list968430223" text:style-name="L29">
        <text:list-item>
          <text:p text:style-name="P29"><text:bookmark text:name="cite_note-ALGOL60RPT-12"/>Revised ALGOL 60 report section. 1.1.<text:a xlink:type="simple" xlink:href="http://www.masswerk.at/algol60/report.htm">"ALGOL 60"</text:a>. Retrieved April 18, 2015. </text:p>
        </text:list-item>
      </text:list>
      <text:list xml:id="list1348180842" text:style-name="L31">
        <text:list-item>
          <text:p text:style-name="P30"><text:bookmark text:name="cite_note-13"/><text:a xlink:type="simple" xlink:href="https://en.wikipedia.org/wiki/Saul_Rosen">Saul Rosen</text:a> (Jan 1967). <text:span text:style-name="T5">Programming Systems and Languages</text:span>. McGraw Hill Computer Science Series. New York/NY: McGraw Hill. <text:a xlink:type="simple" xlink:href="https://en.wikipedia.org/wiki/International_Standard_Book_Number">ISBN</text:a> <text:a xlink:type="simple" xlink:href="https://en.wikipedia.org/wiki/Special:BookSources/0070537089">0070537089</text:a>. </text:p>
        </text:list-item>
      </text:list>
      <text:list xml:id="list176460518" text:style-name="L33">
        <text:list-item>
          <text:p text:style-name="P31"><text:bookmark text:name="cite_note-14"/>"BNFC", <text:a xlink:type="simple" xlink:href="http://www.cs.chalmers.se/Cs/Research/Language-technology/BNFC/"><text:span text:style-name="T5">Language technology</text:span></text:a>, <text:a xlink:type="simple" xlink:href="https://en.wikipedia.org/wiki/Sweden">SE</text:a>: Chalmers </text:p>
        </text:list-item>
      </text:list>
      <text:list xml:id="list660382518" text:style-name="L35">
        <text:list-item>
          <text:p text:style-name="P32"><text:bookmark text:name="cite_note-15"/>"Online demo", <text:a xlink:type="simple" xlink:href="http://www.rpatk.net/web/en/onlinedemo.php"><text:span text:style-name="T5">RPatk</text:span></text:a> </text:p>
        </text:list-item>
      </text:list>
      <text:list xml:id="list1248294184" text:style-name="L37">
        <text:list-item>
          <text:p text:style-name="P33"><text:bookmark text:name="cite_note-16"/>"Tools", <text:a xlink:type="simple" xlink:href="http://web.archive.org/web/20060129221105/http://www.actworld.com/tools/"><text:span text:style-name="T5">Act world</text:span></text:a>, archived from <text:a xlink:type="simple" xlink:href="http://www.actworld.com/tools/">the original</text:a> on 2006-01-02 </text:p>
        </text:list-item>
      </text:list>
      <text:list xml:id="list1313324164" text:style-name="L39">
        <text:list-item>
          <text:p text:style-name="P34"><text:bookmark text:name="cite_note-17"/>If the target processor is System/360, or related, even up to z/System, and the target language is similar to PL/I (or, indeed, XPL), then the required code "emitters" may be adapted from XPL's "emitters" for System/360. </text:p>
        </text:list-item>
      </text:list>
      <text:list xml:id="list496512112" text:style-name="L41">
        <text:list-item text:start-value="18">
          <text:p text:style-name="P9"><text:bookmark text:name="cite_note-18"/>"BNF parser²", <text:a xlink:type="simple" xlink:href="http://bnfparser2.sourceforge.net/"><text:span text:style-name="T5">Source forge</text:span></text:a> (project) </text:p>
        </text:list-item>
      </text:list>
      <text:h text:style-name="Heading_20_2" text:outline-level="2"><text:bookmark text:name="External_links"/>External links</text:h>
      <text:list xml:id="list219862063" text:style-name="L42">
        <text:list-item>
          <text:p text:style-name="P35">"Backus Normal Form vs. Backus-Naur Form", <text:a xlink:type="simple" xlink:href="http://compilers.iecc.com/comparch/article/93-07-017"><text:span text:style-name="T5">Compilers</text:span></text:a>, IECC explains some of the history of the two names. </text:p>
        </text:list-item>
        <text:list-item>
          <text:p text:style-name="P35"><text:bookmark text:name="CITEREFGarshol"/>Garshol, Lars Marius, <text:a xlink:type="simple" xlink:href="http://www.garshol.priv.no/download/text/bnf.html"><text:span text:style-name="T5">BNF and EBNF: What are they and how do they work?</text:span></text:a>, <text:a xlink:type="simple" xlink:href="https://en.wikipedia.org/wiki/Norway">NO</text:a>: Priv. </text:p>
        </text:list-item>
        <text:list-item>
          <text:p text:style-name="P35"><text:a xlink:type="simple" xlink:href="https://tools.ietf.org/html/rfc4234"><text:span text:style-name="T5">RFC 4234</text:span></text:a><text:span text:style-name="T5"> — Augmented BNF for Syntax Specifications: ABNF</text:span>. </text:p>
        </text:list-item>
        <text:list-item>
          <text:p text:style-name="P35"><text:a xlink:type="simple" xlink:href="https://tools.ietf.org/html/rfc5511"><text:span text:style-name="T5">RFC 5511</text:span></text:a><text:span text:style-name="T5"> — Routing BNF: A Syntax Used in Various Protocol Specifications</text:span>. </text:p>
        </text:list-item>
        <text:list-item>
          <text:p text:style-name="P10">ISO/IEC 14977:1996(E) <text:span text:style-name="T5">Information technology – Syntactic metalanguage – Extended BNF</text:span>, available from "Publicly available", <text:a xlink:type="simple" xlink:href="http://standards.iso.org/ittf/PubliclyAvailableStandards/"><text:span text:style-name="T5">Standards</text:span></text:a>, ISO or from <text:bookmark text:name="CITEREFKuhn"/>Kuhn, Marcus, <text:a xlink:type="simple" xlink:href="http://www.cl.cam.ac.uk/%7Emgk25/iso-14977.pdf"><text:span text:style-name="T5">Iso 14977</text:span></text:a> (PDF), <text:a xlink:type="simple" xlink:href="https://en.wikipedia.org/wiki/United_Kingdom">UK</text:a>: CAM <text:span text:style-name="T8">(the latter is missing the cover page, but is otherwise much cleaner)</text:span> </text:p>
        </text:list-item>
      </text:list>
      <text:h text:style-name="Heading_20_3" text:outline-level="3"><text:bookmark text:name="Language_grammars"/>Language grammars</text:h>
      <text:section text:style-name="Sect2" text:name="Section2">
        <text:list xml:id="list1925951083" text:style-name="L43">
          <text:list-item>
            <text:p text:style-name="P36"><text:bookmark text:name="mw-content-text"/><text:bookmark text:name="CITEREFBernhard"/><text:span text:style-name="T1">Bernhard, </text:span><text:a xlink:type="simple" xlink:href="http://www.lrz-muenchen.de/%7Ebernhard/Algol-BNF.html"><text:span text:style-name="T3">Algol-60 BNF</text:span></text:a><text:span text:style-name="T1">, </text:span><text:a xlink:type="simple" xlink:href="https://en.wikipedia.org/wiki/Germany">DE</text:a><text:span text:style-name="T1">: LRZ München, the original BNF. </text:span></text:p>
          </text:list-item>
          <text:list-item>
            <text:p text:style-name="P36"><text:span text:style-name="T1">"BNF grammars for SQL-92, SQL-99 and SQL-2003", </text:span><text:a xlink:type="simple" xlink:href="http://savage.net.au/SQL/"><text:span text:style-name="T3">Savage</text:span></text:a><text:span text:style-name="T1">, </text:span><text:a xlink:type="simple" xlink:href="https://en.wikipedia.org/wiki/Australia">AU</text:a><text:span text:style-name="T1">: Net, freely available BNF grammars for </text:span><text:a xlink:type="simple" xlink:href="https://en.wikipedia.org/wiki/SQL">SQL</text:a><text:span text:style-name="T1">. </text:span></text:p>
          </text:list-item>
          <text:list-item>
            <text:p text:style-name="P36"><text:soft-page-break/><text:span text:style-name="T1">"BNF Web Club", </text:span><text:a xlink:type="simple" xlink:href="http://cui.unige.ch/db-research/Enseignement/analyseinfo/BNFweb.html"><text:span text:style-name="T3">DB research</text:span></text:a><text:span text:style-name="T1">, </text:span><text:a xlink:type="simple" xlink:href="https://en.wikipedia.org/wiki/Switzerland">CH</text:a><text:span text:style-name="T1">: Unige, freely available BNF grammars for SQL, </text:span><text:a xlink:type="simple" xlink:href="https://en.wikipedia.org/wiki/Ada_%28programming_language%29">Ada</text:a><text:span text:style-name="T1">, </text:span><text:a xlink:type="simple" xlink:href="https://en.wikipedia.org/wiki/Java_%28programming_language%29">Java</text:a><text:span text:style-name="T1">. </text:span></text:p>
          </text:list-item>
          <text:list-item>
            <text:p text:style-name="P36"><text:span text:style-name="T1">"Free Programming Language Grammars for Compiler Construction", </text:span><text:a xlink:type="simple" xlink:href="http://www.thefreecountry.com/sourcecode/grammars.shtml"><text:span text:style-name="T3">Source code</text:span></text:a><text:span text:style-name="T1">, The free country, freely available BNF/</text:span><text:a xlink:type="simple" xlink:href="https://en.wikipedia.org/wiki/Extended_Backus–Naur_Form">EBNF</text:a><text:span text:style-name="T1"> grammars for C/C++, </text:span><text:a xlink:type="simple" xlink:href="https://en.wikipedia.org/wiki/Pascal_%28programming_language%29">Pascal</text:a><text:span text:style-name="T1">, </text:span><text:a xlink:type="simple" xlink:href="https://en.wikipedia.org/wiki/COBOL">COBOL</text:a><text:span text:style-name="T1">, </text:span><text:a xlink:type="simple" xlink:href="https://en.wikipedia.org/wiki/Ada_%28programming_language%29">Ada 95</text:a><text:span text:style-name="T1">, </text:span><text:a xlink:type="simple" xlink:href="https://en.wikipedia.org/wiki/PL/I">PL/I</text:a><text:span text:style-name="T1">. </text:span></text:p>
          </text:list-item>
          <text:list-item>
            <text:p text:style-name="P11"><text:span text:style-name="T1">"BNF files related to the STEP standard", </text:span><text:a xlink:type="simple" xlink:href="http://exp-engine.svn.sourceforge.net/viewvc/exp-engine/engine/trunk/docs/"><text:span text:style-name="T3">Exp engine</text:span></text:a><text:span text:style-name="T1"> (</text:span><text:a xlink:type="simple" xlink:href="https://en.wikipedia.org/wiki/Apache_Subversion">SVN</text:a><text:span text:style-name="T1">), Source forge. Includes </text:span><text:a xlink:type="simple" xlink:href="https://en.wikipedia.org/wiki/List_of_STEP_%28ISO_10303%29_parts">parts 11, 14, and 21</text:a><text:span text:style-name="T1"> of the </text:span><text:a xlink:type="simple" xlink:href="https://en.wikipedia.org/wiki/ISO_10303">ISO 10303</text:a><text:span text:style-name="T1"> (STEP) standard. </text:span></text:p>
          </text:list-item>
        </text:list>
      </text:section>
      <text:section text:style-name="Sect1" text:name="catlinks">
        <text:p text:style-name="Text_20_body"/>
        <text:section text:style-name="Sect1" text:name="mw-normal-catlinks">
          <text:p text:style-name="Text_20_body"><text:a xlink:type="simple" xlink:href="https://en.wikipedia.org/wiki/Help:Category">Categories</text:a>: </text:p>
          <text:list xml:id="list639712553" text:style-name="L44">
            <text:list-item>
              <text:p text:style-name="P37"><text:a xlink:type="simple" xlink:href="https://en.wikipedia.org/wiki/Category:Formal_languages">Formal languages</text:a></text:p>
            </text:list-item>
            <text:list-item>
              <text:p text:style-name="P37"><text:a xlink:type="simple" xlink:href="https://en.wikipedia.org/wiki/Category:Compiler_construction">Compiler construction</text:a></text:p>
            </text:list-item>
            <text:list-item>
              <text:p text:style-name="P12"><text:a xlink:type="simple" xlink:href="https://en.wikipedia.org/wiki/Category:Metalanguages">Metalanguages</text:a></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lius Grazulis</meta:initial-creator>
    <meta:creation-date>2015-07-08T15:22:25</meta:creation-date>
    <dc:date>2015-07-08T15:26:54</dc:date>
    <dc:creator>Saulius Grazulis</dc:creator>
    <meta:editing-duration>PT17S</meta:editing-duration>
    <meta:editing-cycles>2</meta:editing-cycles>
    <meta:generator>LibreOffice/3.5$Linux_x86 LibreOffice_project/350m1$Build-2</meta:generator>
    <meta:document-statistic meta:table-count="1" meta:image-count="0" meta:object-count="0" meta:page-count="8" meta:paragraph-count="156" meta:word-count="3431" meta:character-count="21714" meta:non-whitespace-character-count="18334"/>
  </office:meta>
</office:document-meta>
</file>